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draw:stroke-dash="Fine_20_Dashe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4cm" svg:height="2.038cm" svg:x="12.5cm" svg:y="2.462cm">
          <text:p text:style-name="P1"><text:span text:style-name="T1">Brushlib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7cm" svg:x2="14cm" svg:y2="7cm">
          <text:p text:style-name="P3">stroke_to()</text:p>
          <text:p text:style-name="P3"/>
          <text:p text:style-name="P3"/>
        </draw:line>
        <draw:line draw:style-name="gr3" draw:text-style-name="P3" draw:layer="layout" svg:x1="14.5cm" svg:y1="4.5cm" svg:x2="14.5cm" svg:y2="17.5cm">
          <text:p/>
        </draw:line>
        <draw:custom-shape draw:style-name="gr4" draw:text-style-name="P3" draw:layer="layout" svg:width="1cm" svg:height="7.5cm" svg:x="1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92cm" svg:height="2.038cm" svg:x="17.908cm" svg:y="2.462cm">
          <text:p text:style-name="P1"><text:span text:style-name="T1">Surfac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cm" svg:y1="4.5cm" svg:x2="20cm" svg:y2="17.5cm">
          <text:p/>
        </draw:line>
        <draw:custom-shape draw:style-name="gr4" draw:text-style-name="P3" draw:layer="layout" svg:width="1cm" svg:height="1.5cm" svg:x="19.5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8cm" svg:x2="19.5cm" svg:y2="8cm">
          <text:p text:style-name="P3">draw_dab() <text:s/></text:p>
          <text:p text:style-name="P3"/>
          <text:p text:style-name="P3"/>
        </draw:line>
        <draw:custom-shape draw:style-name="gr4" draw:text-style-name="P3" draw:layer="layout" svg:width="1cm" svg:height="1.5cm" svg:x="19.5cm" svg:y="1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1cm" svg:x2="19.5cm" svg:y2="11cm">
          <text:p text:style-name="P3">get_color() <text:s/></text:p>
          <text:p text:style-name="P3"/>
          <text:p text:style-name="P3"/>
        </draw:line>
        <draw:custom-shape draw:style-name="gr4" draw:text-style-name="P3" draw:layer="layout" svg:width="1cm" svg:height="1.5cm" svg:x="19.5cm" svg:y="1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3cm" svg:x2="19.5cm" svg:y2="13cm">
          <text:p text:style-name="P3">draw_dab() <text:s/></text:p>
          <text:p text:style-name="P3"/>
          <text:p text:style-name="P3"/>
        </draw:line>
        <draw:line draw:style-name="gr2" draw:text-style-name="P3" draw:layer="layout" svg:x1="9.5cm" svg:y1="16cm" svg:x2="14cm" svg:y2="16cm">
          <text:p text:style-name="P3">stroke_to()</text:p>
          <text:p text:style-name="P3"/>
          <text:p text:style-name="P3"/>
        </draw:line>
        <draw:custom-shape draw:style-name="gr4" draw:text-style-name="P3" draw:layer="layout" svg:width="1cm" svg:height="7.5cm" svg:x="14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.5cm" svg:x="19.5cm" svg:y="8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8cm" svg:x2="19.5cm" svg:y2="8cm">
          <text:p text:style-name="P3">draw_dab() <text:s/></text:p>
          <text:p text:style-name="P3"/>
          <text:p text:style-name="P3"/>
        </draw:line>
        <draw:custom-shape draw:style-name="gr4" draw:text-style-name="P3" draw:layer="layout" svg:width="1cm" svg:height="1.5cm" svg:x="19.5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cm" svg:x2="19.5cm" svg:y2="17cm">
          <text:p text:style-name="P3">get_color() <text:s/></text:p>
          <text:p text:style-name="P3"/>
          <text:p text:style-name="P3"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0-03T17:58:00</meta:creation-date>
    <dc:date>2011-10-08T09:30:50</dc:date>
    <meta:editing-duration>PT01H11M37S</meta:editing-duration>
    <meta:editing-cycles>5</meta:editing-cycles>
    <meta:generator>LibreOffice/3.4$Unix LibreOffice_project/340m1$Build-302</meta:generator>
    <meta:document-statistic meta:object-count="18"/>
  </office:meta>
</office:document-meta>
</file>